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urses" style:family="table">
      <style:table-properties style:width="6.925in" table:align="margins"/>
    </style:style>
    <style:style style:name="Courses.A" style:family="table-column">
      <style:table-column-properties style:column-width="3.4625in" style:rel-column-width="32767*"/>
    </style:style>
    <style:style style:name="Cours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ourses.B1" style:family="table-cell">
      <style:table-cell-properties fo:padding="0.0382in" fo:border="0.0007in solid #000000"/>
    </style:style>
    <style:style style:name="Courses.A2" style:family="table-cell">
      <style:table-cell-properties fo:padding="0.0382in" fo:border-left="0.0007in solid #000000" fo:border-right="none" fo:border-top="none" fo:border-bottom="0.0007in solid #000000"/>
    </style:style>
    <style:style style:name="Course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Widgets" style:family="table">
      <style:table-properties style:width="6.925in" table:align="margins"/>
    </style:style>
    <style:style style:name="Widgets.A" style:family="table-column">
      <style:table-column-properties style:column-width="2.3083in" style:rel-column-width="21845*"/>
    </style:style>
    <style:style style:name="Widget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Widgets.C1" style:family="table-cell">
      <style:table-cell-properties fo:padding="0.0382in" fo:border="0.0007in solid #000000"/>
    </style:style>
    <style:style style:name="Widgets.A2" style:family="table-cell">
      <style:table-cell-properties fo:padding="0.0382in" fo:border-left="0.0007in solid #000000" fo:border-right="none" fo:border-top="none" fo:border-bottom="0.0007in solid #000000"/>
    </style:style>
    <style:style style:name="Widgets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Widget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569in" style:rel-column-width="4978*"/>
    </style:style>
    <style:style style:name="Table4.B" style:family="table-column">
      <style:table-column-properties style:column-width="3.4681in" style:rel-column-width="4994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P2" style:family="paragraph" style:parent-style-name="Table_20_Heading">
      <style:text-properties style:font-name="Consolas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onsolas"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nsolas" fo:font-size="12pt" style:font-size-asian="12pt" style:font-size-complex="12pt"/>
    </style:style>
    <style:style style:name="T1" style:family="text">
      <style:text-properties style:font-name="Consolas" fo:font-size="12pt" style:font-size-asian="12pt" style:font-size-complex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)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://sqlfiddle.com/" xlink:type="simple"/>
        <form:form form:apply-filter="true" form:method="post" form:control-implementation="ooo:com.sun.star.form.component.Form" office:target-frame="" xlink:href="http://sqlfiddle.com/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EY SORRELLS</text:p>
      <text:p text:style-name="P4">Homework 4</text:p>
      <text:p text:style-name="P4"/>
      <text:p text:style-name="P4"/>
      <text:p text:style-name="P3"><text:span text:style-name="T1">1) A database is a collection of information stored on a computer, and can be easily retrieved in a useful way.</text:span></text:p>
      <text:p text:style-name="P5"/>
      <text:p text:style-name="P5">2) A database where the data is stored in tables. These tables can be related to one another in meaningful ways to facilitate data retrieval.</text:p>
      <text:p text:style-name="P5"/>
      <text:p text:style-name="P5">3) Request for information.</text:p>
      <text:p text:style-name="P5"/>
      <text:p text:style-name="P5">4) SQL is a scripting language specifically designed to query databases and manage tables and their data.</text:p>
      <text:p text:style-name="P5"/>
      <text:p text:style-name="P5">5) Widgets</text:p>
      <text:p text:style-name="P5"/>
      <text:p text:style-name="P5">6) Name, Size, Color.</text:p>
      <text:p text:style-name="P5"/>
      <text:p text:style-name="P5">7) 'r1', 1, 'red'.</text:p>
      <text:p text:style-name="Standard"><text:span text:style-name="T1"/></text:p>
      <text:p text:style-name="Standard"><text:span text:style-name="T1">8) 'g1', 'g3'.</text:span></text:p>
      <text:p text:style-name="P5"/>
      <text:p text:style-name="P5">9) INTEGER.</text:p>
      <text:p text:style-name="P5"/>
      <text:p text:style-name="P5">10) FLOAT.</text:p>
      <text:p text:style-name="P5"/>
      <text:p text:style-name="P5">11) CHAR.</text:p>
      <text:p text:style-name="P5"/>
      <text:p text:style-name="P5">12) DATE.</text:p>
      <text:p text:style-name="P5"/>
      <text:p text:style-name="P5">13) TIME.</text:p>
      <text:p text:style-name="P5"/>
      <text:p text:style-name="P5">14) TIMESTAMP.</text:p>
      <text:p text:style-name="P5"/>
      <text:p text:style-name="P5">15) </text:p>
      <text:p text:style-name="P5">CREATE TABLE Widgets (name VARCHAR(10), size INTEGER, color VARCHAR(10));</text:p>
      <text:p text:style-name="P5"/>
      <text:p text:style-name="P5">16) </text:p>
      <text:p text:style-name="P5">INSERT INTO Widgets VALUES ('r1', 1, 'red');</text:p>
      <text:p text:style-name="P5">INSERT INTO Widgets VALUES ('g1', 1, 'green');</text:p>
      <text:p text:style-name="P5">INSERT INTO Widgets VALUES ('b2', 2, 'blue');</text:p>
      <text:p text:style-name="P5">INSERT INTO Widgets VALUES ('r2', 2, 'red');</text:p>
      <text:p text:style-name="P5">INSERT INTO Widgets VALUES ('g3', 3, 'green');</text:p>
      <text:p text:style-name="P5"/>
      <text:p text:style-name="P6">17) SELECT * </text:p>
      <text:p text:style-name="P5"/>
      <text:p text:style-name="P5">18) SELECT name </text:p>
      <text:p text:style-name="P5"/>
      <text:p text:style-name="P5">19) SELECT name, size </text:p>
      <text:p text:style-name="P5"/>
      <text:p text:style-name="P5">20) WHERE name = 'r1';</text:p>
      <text:p text:style-name="P5"/>
      <text:p text:style-name="P5">'r1', 1, 'red' will be displayed from Row 1.</text:p>
      <text:p text:style-name="P5"/>
      <text:p text:style-name="P5">21) WHERE size = 2;</text:p>
      <text:p text:style-name="P5"/>
      <text:p text:style-name="P5">Rows 3 and 4 will be displayed like this:</text:p>
      <text:p text:style-name="P5">'b2', 2, 'blue'</text:p>
      <text:p text:style-name="P5">'r2', 2, 'red'</text:p>
      <text:p text:style-name="P5"/>
      <text:p text:style-name="P5">22) WHERE size &gt; 1;</text:p>
      <text:p text:style-name="P5"/>
      <text:p text:style-name="P5">Rows 3-5 will be displayed like this:</text:p>
      <text:p text:style-name="P5">'b2', 2, 'blue'</text:p>
      <text:p text:style-name="P5">'r2', 2, 'red'</text:p>
      <text:p text:style-name="P5">'g3', 3, 'green'</text:p>
      <text:p text:style-name="P5"/>
      <text:p text:style-name="P5">23) WHERE color = 'red' OR color = 'green';</text:p>
      <text:p text:style-name="P5"/>
      <text:p text:style-name="P5">Rows 1, 2, 4, and 5 will be displayed like this:</text:p>
      <text:p text:style-name="P5">'r1', 1, 'red'</text:p>
      <text:p text:style-name="P5">'g1', 1, 'green'</text:p>
      <text:p text:style-name="P5">'r2', 2, 'red'</text:p>
      <text:p text:style-name="P5">'g3', 3, 'green'</text:p>
      <text:p text:style-name="P5"/>
      <text:p text:style-name="P5">24) WHERE color = 'red' AND size = 1;</text:p>
      <text:p text:style-name="P5"/>
      <text:p text:style-name="P5">Row 1 will be displayed like this:</text:p>
      <text:p text:style-name="P5">'r1', 1, 'red'</text:p>
      <text:p text:style-name="P5"/>
      <text:p text:style-name="P6"/>
      <text:p text:style-name="P5">25)</text:p>
      <text:p text:style-name="P5">SELECT * FROM Widgets;</text:p>
      <text:p text:style-name="P5"/>
      <table:table table:name="Widgets" table:style-name="Widgets">
        <table:table-column table:style-name="Widgets.A" table:number-columns-repeated="3"/>
        <table:table-header-rows>
          <table:table-row>
            <table:table-cell table:style-name="Widgets.A1" office:value-type="string">
              <text:p text:style-name="P2">name</text:p>
            </table:table-cell>
            <table:table-cell table:style-name="Widgets.A1" office:value-type="string">
              <text:p text:style-name="P2">size</text:p>
            </table:table-cell>
            <table:table-cell table:style-name="Widgets.C1" office:value-type="string">
              <text:p text:style-name="P2">color</text:p>
            </table:table-cell>
          </table:table-row>
        </table:table-header-rows>
        <table:table-row>
          <table:table-cell table:style-name="Widgets.A2" office:value-type="string">
            <text:p text:style-name="P1">r1</text:p>
          </table:table-cell>
          <table:table-cell table:style-name="Widgets.B2" office:value-type="float" office:value="1">
            <text:p text:style-name="P1">1</text:p>
          </table:table-cell>
          <table:table-cell table:style-name="Widgets.C2" office:value-type="string">
            <text:p text:style-name="P1">red</text:p>
          </table:table-cell>
        </table:table-row>
        <table:table-row>
          <table:table-cell table:style-name="Widgets.A2" office:value-type="string">
            <text:p text:style-name="P1">g1</text:p>
          </table:table-cell>
          <table:table-cell table:style-name="Widgets.B2" office:value-type="float" office:value="1">
            <text:p text:style-name="P1">1</text:p>
          </table:table-cell>
          <table:table-cell table:style-name="Widgets.C2" office:value-type="string">
            <text:p text:style-name="P1">green</text:p>
          </table:table-cell>
        </table:table-row>
        <table:table-row>
          <table:table-cell table:style-name="Widgets.A2" office:value-type="string">
            <text:p text:style-name="P1">b2</text:p>
          </table:table-cell>
          <table:table-cell table:style-name="Widgets.B2" office:value-type="float" office:value="2">
            <text:p text:style-name="P1">2</text:p>
          </table:table-cell>
          <table:table-cell table:style-name="Widgets.C2" office:value-type="string">
            <text:p text:style-name="P1">blue</text:p>
          </table:table-cell>
        </table:table-row>
        <table:table-row>
          <table:table-cell table:style-name="Widgets.A2" office:value-type="string">
            <text:p text:style-name="P1">r2</text:p>
          </table:table-cell>
          <table:table-cell table:style-name="Widgets.B2" office:value-type="float" office:value="2">
            <text:p text:style-name="P1">2</text:p>
          </table:table-cell>
          <table:table-cell table:style-name="Widgets.C2" office:value-type="string">
            <text:p text:style-name="P1">red</text:p>
          </table:table-cell>
        </table:table-row>
        <table:table-row>
          <table:table-cell table:style-name="Widgets.A2" office:value-type="string">
            <text:p text:style-name="P1">g3</text:p>
          </table:table-cell>
          <table:table-cell table:style-name="Widgets.B2" office:value-type="float" office:value="3">
            <text:p text:style-name="P1">3</text:p>
          </table:table-cell>
          <table:table-cell table:style-name="Widgets.C2" office:value-type="string">
            <text:p text:style-name="P1">green</text:p>
          </table:table-cell>
        </table:table-row>
      </table:table>
      <text:p text:style-name="P5"/>
      <text:p text:style-name="P5">26)</text:p>
      <text:p text:style-name="P5">SELECT name, color FROM Widgets WHERE size = 1 ORDER BY color;</text:p>
      <text:p text:style-name="P5"/>
      <table:table table:name="Table3" table:style-name="Table3">
        <table:table-column table:style-name="Table3.A" table:number-columns-repeated="2"/>
        <table:table-header-rows>
          <table:table-row>
            <table:table-cell table:style-name="Table3.A1" office:value-type="string">
              <text:p text:style-name="P2">Name</text:p>
            </table:table-cell>
            <table:table-cell table:style-name="Table3.B1" office:value-type="string">
              <text:p text:style-name="P2">color</text:p>
            </table:table-cell>
          </table:table-row>
        </table:table-header-rows>
        <table:table-row>
          <table:table-cell table:style-name="Table3.A2" office:value-type="string">
            <text:p text:style-name="P1">g1</text:p>
          </table:table-cell>
          <table:table-cell table:style-name="Table3.B2" office:value-type="string">
            <text:p text:style-name="P1">green</text:p>
          </table:table-cell>
        </table:table-row>
        <table:table-row>
          <table:table-cell table:style-name="Table3.A2" office:value-type="string">
            <text:p text:style-name="P1">r1</text:p>
          </table:table-cell>
          <table:table-cell table:style-name="Table3.B2" office:value-type="string">
            <text:p text:style-name="P1">red</text:p>
          </table:table-cell>
        </table:table-row>
      </table:table>
      <text:p text:style-name="P5"/>
      <text:p text:style-name="P5">27) A Collection of data organized into Tables. There are no repeating columns. There are no empty cells and cells only have one value.</text:p>
      <text:p text:style-name="P5"/>
      <text:p text:style-name="P5">28) </text:p>
      <table:table table:name="Courses" table:style-name="Courses">
        <table:table-column table:style-name="Courses.A" table:number-columns-repeated="2"/>
        <table:table-header-rows>
          <table:table-row>
            <table:table-cell table:style-name="Courses.A1" office:value-type="string">
              <text:p text:style-name="P2">Name</text:p>
            </table:table-cell>
            <table:table-cell table:style-name="Courses.B1" office:value-type="string">
              <text:p text:style-name="P2">Course</text:p>
            </table:table-cell>
          </table:table-row>
        </table:table-header-rows>
        <table:table-row>
          <table:table-cell table:style-name="Courses.A2" office:value-type="string">
            <text:p text:style-name="P1">John</text:p>
          </table:table-cell>
          <table:table-cell table:style-name="Courses.B2" office:value-type="string">
            <text:p text:style-name="P1">Intro to Programming</text:p>
          </table:table-cell>
        </table:table-row>
        <table:table-row>
          <table:table-cell table:style-name="Courses.A2" office:value-type="string">
            <text:p text:style-name="P1">Jane</text:p>
          </table:table-cell>
          <table:table-cell table:style-name="Courses.B2" office:value-type="string">
            <text:p text:style-name="P1">Computer Literacy</text:p>
          </table:table-cell>
        </table:table-row>
        <table:table-row>
          <table:table-cell table:style-name="Courses.A2" office:value-type="string">
            <text:p text:style-name="P1">Johnny</text:p>
          </table:table-cell>
          <table:table-cell table:style-name="Courses.B2" office:value-type="string">
            <text:p text:style-name="P1">Computer Literacy</text:p>
          </table:table-cell>
        </table:table-row>
      </table:table>
      <text:p text:style-name="P5"/>
      <text:p text:style-name="P5">29) 2NF is designing tables so that you minimize duplicate information by separating different topics into individual tables, then tying them together with Primary and Foreign Keys.</text:p>
      <text:p text:style-name="P5"/>
      <text:p text:style-name="P5"/>
      <text:p text:style-name="P6">30)</text:p>
      <text:p text:style-name="P5">Courses:</text:p>
      <table:table table:name="table5" table:style-name="table5">
        <table:table-column table:style-name="table5.A" table:number-columns-repeated="2"/>
        <table:table-header-rows>
          <table:table-row>
            <table:table-cell table:style-name="table5.A1" office:value-type="string">
              <text:p text:style-name="P2">course_id</text:p>
            </table:table-cell>
            <table:table-cell table:style-name="table5.B1" office:value-type="string">
              <text:p text:style-name="P2">course_name</text:p>
            </table:table-cell>
          </table:table-row>
        </table:table-header-rows>
        <table:table-row>
          <table:table-cell table:style-name="table5.A2" office:value-type="string">
            <text:p text:style-name="P1">c1</text:p>
          </table:table-cell>
          <table:table-cell table:style-name="table5.B2" office:value-type="string">
            <text:p text:style-name="P1">Intro to Programming</text:p>
          </table:table-cell>
        </table:table-row>
        <table:table-row>
          <table:table-cell table:style-name="table5.A2" office:value-type="string">
            <text:p text:style-name="P1">c2</text:p>
          </table:table-cell>
          <table:table-cell table:style-name="table5.B2" office:value-type="string">
            <text:p text:style-name="P1">Computer Literacy</text:p>
          </table:table-cell>
        </table:table-row>
      </table:table>
      <text:p text:style-name="P5"/>
      <text:p text:style-name="P5">Students:</text:p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2">student_id</text:p>
            </table:table-cell>
            <table:table-cell table:style-name="Table1.B1" office:value-type="string">
              <text:p text:style-name="P2">student_name</text:p>
            </table:table-cell>
          </table:table-row>
        </table:table-header-rows>
        <table:table-row>
          <table:table-cell table:style-name="Table1.A2" office:value-type="string">
            <text:p text:style-name="P1">s1</text:p>
          </table:table-cell>
          <table:table-cell table:style-name="Table1.B2" office:value-type="string">
            <text:p text:style-name="P1">John</text:p>
          </table:table-cell>
        </table:table-row>
        <table:table-row>
          <table:table-cell table:style-name="Table1.A2" office:value-type="string">
            <text:p text:style-name="P1">s2</text:p>
          </table:table-cell>
          <table:table-cell table:style-name="Table1.B2" office:value-type="string">
            <text:p text:style-name="P1">Jane</text:p>
          </table:table-cell>
        </table:table-row>
        <table:table-row>
          <table:table-cell table:style-name="Table1.A2" office:value-type="string">
            <text:p text:style-name="P1">s3</text:p>
          </table:table-cell>
          <table:table-cell table:style-name="Table1.B2" office:value-type="string">
            <text:p text:style-name="P1">Janie</text:p>
          </table:table-cell>
        </table:table-row>
        <table:table-row>
          <table:table-cell table:style-name="Table1.A2" office:value-type="string">
            <text:p text:style-name="P1">s4</text:p>
          </table:table-cell>
          <table:table-cell table:style-name="Table1.B2" office:value-type="string">
            <text:p text:style-name="P1">Johnny</text:p>
          </table:table-cell>
        </table:table-row>
      </table:table>
      <text:p text:style-name="P5"/>
      <text:p text:style-name="P5">31) A Primary Key is a field that can uniquely identify a record.</text:p>
      <text:p text:style-name="P5"/>
      <text:p text:style-name="P5">32) A Foreign Key in one table is the Primary Key of another table that it is related to.</text:p>
      <text:p text:style-name="P5"/>
      <text:p text:style-name="P5">33)</text:p>
      <text:p text:style-name="P5">Courses:</text:p>
      <table:table table:name="Table2" table:style-name="Table2">
        <table:table-column table:style-name="Table2.A" table:number-columns-repeated="2"/>
        <table:table-header-rows>
          <table:table-row>
            <table:table-cell table:style-name="Table2.A1" office:value-type="string">
              <text:p text:style-name="P2">course_id</text:p>
            </table:table-cell>
            <table:table-cell table:style-name="Table2.B1" office:value-type="string">
              <text:p text:style-name="P2">course_name</text:p>
            </table:table-cell>
          </table:table-row>
        </table:table-header-rows>
        <table:table-row>
          <table:table-cell table:style-name="Table2.A2" office:value-type="float" office:value="1">
            <text:p text:style-name="P1">1</text:p>
          </table:table-cell>
          <table:table-cell table:style-name="Table2.B2" office:value-type="string">
            <text:p text:style-name="P1">Intro to Programming</text:p>
          </table:table-cell>
        </table:table-row>
        <table:table-row>
          <table:table-cell table:style-name="Table2.A2" office:value-type="float" office:value="2">
            <text:p text:style-name="P1">2</text:p>
          </table:table-cell>
          <table:table-cell table:style-name="Table2.B2" office:value-type="string">
            <text:p text:style-name="P1">Computer Literacy</text:p>
          </table:table-cell>
        </table:table-row>
      </table:table>
      <text:p text:style-name="P5"/>
      <text:p text:style-name="P5">Students: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">student_name</text:p>
            </table:table-cell>
            <table:table-cell table:style-name="Table4.B1" office:value-type="string">
              <text:p text:style-name="P2">course_id</text:p>
            </table:table-cell>
          </table:table-row>
        </table:table-header-rows>
        <table:table-row>
          <table:table-cell table:style-name="Table4.A2" office:value-type="string">
            <text:p text:style-name="P1">John</text:p>
          </table:table-cell>
          <table:table-cell table:style-name="Table4.B2" office:value-type="float" office:value="1">
            <text:p text:style-name="P1">1</text:p>
          </table:table-cell>
        </table:table-row>
        <table:table-row>
          <table:table-cell table:style-name="Table4.A2" office:value-type="string">
            <text:p text:style-name="P1">Jane</text:p>
          </table:table-cell>
          <table:table-cell table:style-name="Table4.B2" office:value-type="float" office:value="1">
            <text:p text:style-name="P1">1</text:p>
          </table:table-cell>
        </table:table-row>
        <table:table-row>
          <table:table-cell table:style-name="Table4.A2" office:value-type="string">
            <text:p text:style-name="P1">Janie</text:p>
          </table:table-cell>
          <table:table-cell table:style-name="Table4.B2" office:value-type="float" office:value="2">
            <text:p text:style-name="P1">2</text:p>
          </table:table-cell>
        </table:table-row>
        <table:table-row>
          <table:table-cell table:style-name="Table4.A2" office:value-type="string">
            <text:p text:style-name="P1">Johnny</text:p>
          </table:table-cell>
          <table:table-cell table:style-name="Table4.B2" office:value-type="float" office:value="2">
            <text:p text:style-name="P1">2</text:p>
          </table:table-cell>
        </table:table-row>
      </table:table>
      <text:p text:style-name="P5"/>
      <text:p text:style-name="P5">In the Courses Table: course_id is the Primary Key.</text:p>
      <text:p text:style-name="P5">In the Students Table: course_id is the Foreign Ke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sey Sorrells</meta:initial-creator>
    <meta:creation-date>2017-09-26T10:23:48.15</meta:creation-date>
    <dc:date>2017-09-26T18:56:41.70</dc:date>
    <dc:creator>Casey Sorrells</dc:creator>
    <meta:editing-duration>PT6H14M48S</meta:editing-duration>
    <meta:editing-cycles>3</meta:editing-cycles>
    <meta:generator>OpenOffice/4.1.3$Win32 OpenOffice.org_project/413m1$Build-9783</meta:generator>
    <meta:printed-by>Casey Sorrells</meta:printed-by>
    <meta:print-date>2017-09-26T13:16:35.99</meta:print-date>
    <meta:document-statistic meta:table-count="7" meta:image-count="0" meta:object-count="0" meta:page-count="4" meta:paragraph-count="128" meta:word-count="458" meta:character-count="2449"/>
  </office:meta>
</office:document-meta>
</file>